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仿宋_GB2312" svg:font-family="仿宋_GB2312, FangSong_GB2312" style:font-family-generic="modern"/>
    <style:font-face style:name="Droid Sans Devanagari1" svg:font-family="'Droid Sans Devanagari'" style:font-family-generic="swiss"/>
    <style:font-face style:name="宋体" svg:font-family="宋体" style:font-pitch="variable"/>
    <style:font-face style:name="文泉驿等宽正黑" svg:font-family="文泉驿等宽正黑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margin-top="0.109cm" fo:margin-bottom="0.109cm" style:contextual-spacing="false"/>
      <style:text-properties officeooo:paragraph-rsid="00189c2a"/>
    </style:style>
    <style:style style:name="P2" style:family="paragraph" style:parent-style-name="Standard">
      <style:paragraph-properties fo:margin-top="0.109cm" fo:margin-bottom="0.109cm" style:contextual-spacing="false"/>
      <style:text-properties officeooo:paragraph-rsid="0015fca5"/>
    </style:style>
    <style:style style:name="P3" style:family="paragraph" style:parent-style-name="Standard" style:list-style-name="WW8Num3">
      <style:paragraph-properties fo:margin-top="0.109cm" fo:margin-bottom="0.109cm" style:contextual-spacing="false"/>
      <style:text-properties fo:font-size="12pt" fo:font-weight="bold" officeooo:paragraph-rsid="0015fca5" style:font-size-asian="12pt" style:font-weight-asian="bold"/>
    </style:style>
    <style:style style:name="P4" style:family="paragraph" style:parent-style-name="Standard" style:list-style-name="WW8Num3">
      <style:paragraph-properties fo:margin-top="0.109cm" fo:margin-bottom="0.109cm" style:contextual-spacing="false"/>
      <style:text-properties style:font-name="文泉驿等宽正黑" fo:font-size="12pt" fo:font-weight="normal" officeooo:paragraph-rsid="0015fca5" style:font-name-asian="文泉驿等宽正黑" style:font-size-asian="12pt" style:font-weight-asian="normal" style:font-size-complex="12pt" style:font-weight-complex="normal"/>
    </style:style>
    <style:style style:name="P5" style:family="paragraph" style:parent-style-name="Standard" style:list-style-name="WW8Num3">
      <style:paragraph-properties fo:margin-top="0.109cm" fo:margin-bottom="0.109cm" style:contextual-spacing="false"/>
      <style:text-properties style:font-name="文泉驿等宽正黑" fo:font-weight="normal" officeooo:paragraph-rsid="0015fca5" style:font-name-asian="文泉驿等宽正黑" style:font-weight-asian="normal" style:font-weight-complex="normal"/>
    </style:style>
    <style:style style:name="P6" style:family="paragraph" style:parent-style-name="Standard" style:list-style-name="WW8Num3">
      <style:paragraph-properties fo:margin-top="0.109cm" fo:margin-bottom="0.109cm" style:contextual-spacing="false"/>
      <style:text-properties officeooo:paragraph-rsid="0015fca5"/>
    </style:style>
    <style:style style:name="P7" style:family="paragraph" style:parent-style-name="Standard" style:list-style-name="WW8Num3">
      <style:paragraph-properties fo:margin-top="0.109cm" fo:margin-bottom="0.109cm" style:contextual-spacing="false"/>
      <style:text-properties fo:font-weight="normal" officeooo:rsid="001bb446" officeooo:paragraph-rsid="001bb446" style:font-name-asian="文泉驿等宽正黑" style:font-weight-asian="normal" style:font-weight-complex="normal"/>
    </style:style>
    <style:style style:name="P8" style:family="paragraph" style:parent-style-name="Standard" style:list-style-name="WW8Num3">
      <style:paragraph-properties fo:margin-top="0.109cm" fo:margin-bottom="0.109cm" style:contextual-spacing="false"/>
      <style:text-properties fo:font-weight="normal" officeooo:paragraph-rsid="0015fca5" style:font-weight-asian="normal" style:font-weight-complex="normal"/>
    </style:style>
    <style:style style:name="P9" style:family="paragraph" style:parent-style-name="Standard" style:list-style-name="WW8Num3">
      <style:paragraph-properties fo:margin-top="0.109cm" fo:margin-bottom="0.109cm" style:contextual-spacing="false"/>
      <style:text-properties fo:font-weight="normal" officeooo:rsid="001d58a9" officeooo:paragraph-rsid="001d58a9" style:font-weight-asian="normal" style:font-weight-complex="normal"/>
    </style:style>
    <style:style style:name="P10" style:family="paragraph" style:parent-style-name="Standard" style:list-style-name="L3">
      <style:paragraph-properties fo:margin-top="0.109cm" fo:margin-bottom="0.109cm" style:contextual-spacing="false"/>
      <style:text-properties fo:font-weight="normal" officeooo:rsid="001d7faf" officeooo:paragraph-rsid="001d7faf" style:font-weight-asian="normal" style:font-weight-complex="normal"/>
    </style:style>
    <style:style style:name="P11" style:family="paragraph" style:parent-style-name="Standard" style:master-page-name="Standard">
      <style:paragraph-properties fo:margin-top="0.109cm" fo:margin-bottom="0.109cm" style:contextual-spacing="false" fo:text-align="center" style:justify-single-word="false" style:page-number="auto"/>
      <style:text-properties style:font-name="仿宋_GB2312" fo:font-size="22pt" fo:font-weight="bold" officeooo:paragraph-rsid="0015fca5" style:font-name-asian="仿宋_GB2312" style:font-size-asian="22pt" style:font-weight-asian="bold" style:font-name-complex="仿宋_GB2312" style:font-size-complex="22pt"/>
    </style:style>
    <style:style style:name="P12" style:family="paragraph" style:parent-style-name="Standard">
      <style:paragraph-properties fo:margin-left="0cm" fo:margin-right="0cm" fo:margin-top="0.109cm" fo:margin-bottom="0.109cm" style:contextual-spacing="false" fo:text-indent="0.741cm" style:auto-text-indent="false"/>
      <style:text-properties officeooo:paragraph-rsid="0015fca5"/>
    </style:style>
    <style:style style:name="T1" style:family="text">
      <style:text-properties style:text-underline-style="solid" style:text-underline-width="auto" style:text-underline-color="font-color" style:font-name-asian="Times New Roman"/>
    </style:style>
    <style:style style:name="T2" style:family="text">
      <style:text-properties style:text-underline-style="solid" style:text-underline-width="auto" style:text-underline-color="font-color" style:font-name-asian="Times New Roman" style:language-asian="zh" style:country-asian="CN"/>
    </style:style>
    <style:style style:name="T3" style:family="text">
      <style:text-properties style:text-underline-style="solid" style:text-underline-width="auto" style:text-underline-color="font-color" officeooo:rsid="0015fca5" style:font-name-asian="Times New Roman"/>
    </style:style>
    <style:style style:name="T4" style:family="text">
      <style:text-properties style:text-underline-style="solid" style:text-underline-width="auto" style:text-underline-color="font-color" style:language-asian="zh" style:country-asian="CN"/>
    </style:style>
    <style:style style:name="T5" style:family="text">
      <style:text-properties style:font-name-asian="Times New Roman"/>
    </style:style>
    <style:style style:name="T6" style:family="text">
      <style:text-properties style:font-name-asian="Times New Roman" style:language-asian="zh" style:country-asian="CN"/>
    </style:style>
    <style:style style:name="T7" style:family="text">
      <style:text-properties style:font-name="宋体" style:text-underline-style="solid" style:text-underline-width="auto" style:text-underline-color="font-color" style:font-name-complex="宋体"/>
    </style:style>
    <style:style style:name="T8" style:family="text">
      <style:text-properties style:font-name="宋体" fo:font-size="12pt" fo:font-weight="bold" style:font-size-asian="12pt" style:font-weight-asian="bold" style:font-name-complex="宋体"/>
    </style:style>
    <style:style style:name="T9" style:family="text">
      <style:text-properties style:font-name="宋体" fo:font-size="12pt" style:font-size-asian="12pt" style:font-name-complex="宋体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font-weight="bold" style:font-size-asian="12pt" style:language-asian="zh" style:country-asian="CN" style:font-weight-asian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officeooo:rsid="0017f7ff" style:font-size-asian="12pt"/>
    </style:style>
    <style:style style:name="T14" style:family="text">
      <style:text-properties fo:font-size="12pt" style:font-size-asian="12pt" style:language-asian="zh" style:country-asian="CN"/>
    </style:style>
    <style:style style:name="T15" style:family="text">
      <style:text-properties fo:font-size="12pt" officeooo:rsid="0017f7ff" style:font-size-asian="12pt" style:language-asian="zh" style:country-asian="CN"/>
    </style:style>
    <style:style style:name="T16" style:family="text">
      <style:text-properties fo:font-size="12pt" officeooo:rsid="001d58a9" style:font-size-asian="12pt" style:language-asian="zh" style:country-asian="CN"/>
    </style:style>
    <style:style style:name="T17" style:family="text">
      <style:text-properties fo:font-size="12pt" officeooo:rsid="001bb446" style:font-size-asian="12pt"/>
    </style:style>
    <style:style style:name="T18" style:family="text">
      <style:text-properties officeooo:rsid="0017f7ff"/>
    </style:style>
    <style:style style:name="T19" style:family="text">
      <style:text-properties style:font-name="文泉驿等宽正黑" fo:font-size="12pt" fo:font-weight="normal" officeooo:rsid="00189c2a" style:font-name-asian="文泉驿等宽正黑" style:font-size-asian="12pt" style:font-weight-asian="normal" style:font-weight-complex="normal"/>
    </style:style>
    <style:style style:name="T20" style:family="text">
      <style:text-properties style:font-name="文泉驿等宽正黑" fo:font-size="12pt" fo:font-weight="normal" officeooo:rsid="001a2926" style:font-name-asian="文泉驿等宽正黑" style:font-size-asian="12pt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实 验 报 告</text:p>
      <text:p text:style-name="P2"/>
      <text:p text:style-name="P12">课程名称： <text:span text:style-name="T2"><text:s text:c="9"/></text:span><text:span text:style-name="T4">J2EE应用与开发</text:span><text:span text:style-name="T2"> <text:s text:c="8"/></text:span><text:span text:style-name="T6"><text:s text:c="5"/></text:span>开课学期：<text:span text:style-name="T7"> <text:s text:c="2"/>2014年春季学期 <text:s text:c="3"/></text:span></text:p>
      <text:p text:style-name="P12">班<text:span text:style-name="T5"> <text:s text:c="3"/></text:span>级：<text:span text:style-name="T1"> <text:s text:c="2"/></text:span><text:span text:style-name="T3">2011级计算机科学与技术</text:span><text:span text:style-name="T1"> <text:s text:c="2"/></text:span><text:span text:style-name="T5"><text:s text:c="7"/></text:span>姓<text:span text:style-name="T5"> <text:s text:c="3"/></text:span>名：<text:span text:style-name="T1"> <text:s text:c="9"/>夏海涛 <text:s text:c="10"/></text:span></text:p>
      <text:p text:style-name="P12">学<text:span text:style-name="T5"> <text:s text:c="3"/></text:span>号：<text:span text:style-name="T1"> <text:s text:c="7"/></text:span><text:span text:style-name="T3">020332011111</text:span><text:span text:style-name="T1"> <text:s text:c="14"/></text:span><text:span text:style-name="T5"><text:s text:c="6"/></text:span>联系方式：<text:span text:style-name="T1"> <text:s text:c="3"/></text:span><text:span text:style-name="T3">18354223353</text:span><text:span text:style-name="T1"> <text:s text:c="16"/></text:span></text:p>
      <text:list xml:id="list360744887318253537" text:style-name="WW8Num3">
        <text:list-item>
          <text:p text:style-name="P3">实验名称</text:p>
          <text:p text:style-name="P4">基于JSP<text:span text:style-name="T18">+Servlet构建多用户blog系统</text:span></text:p>
        </text:list-item>
        <text:list-item>
          <text:p text:style-name="P3">实验目的</text:p>
          <text:p text:style-name="P5"><text:span text:style-name="T12">掌握jsp</text:span><text:span text:style-name="T13">+servlet的web开发方法</text:span></text:p>
        </text:list-item>
        <text:list-item>
          <text:p text:style-name="P6"><text:span text:style-name="T10">实验</text:span><text:span text:style-name="T11">要求</text:span></text:p>
          <text:p text:style-name="P5"><text:span text:style-name="T14">使用</text:span><text:span text:style-name="T15">并理解</text:span><text:span text:style-name="T14">MVC</text:span><text:span text:style-name="T15">的开发模式，</text:span><text:span text:style-name="T14">使用jsp构建网站</text:span><text:span text:style-name="T15">的view，javabean用作model，servlet完成后台的controller</text:span></text:p>
        </text:list-item>
        <text:list-item>
          <text:p text:style-name="P6"><text:span text:style-name="T10">问题分析</text:span></text:p>
        </text:list-item>
      </text:list>
      <text:list xml:id="list3187410445362419880" text:style-name="L2">
        <text:list-item>
          <text:p text:style-name="P1"><text:span text:style-name="T19">理解blog的工作原理和基本业务流程</text:span></text:p>
        </text:list-item>
        <text:list-item>
          <text:p text:style-name="P1"><text:span text:style-name="T19">基本的数据库操作</text:span></text:p>
        </text:list-item>
        <text:list-item>
          <text:p text:style-name="P1"><text:span text:style-name="T19">javascript</text:span><text:span text:style-name="T20">、css等的前端开发技术</text:span></text:p>
        </text:list-item>
        <text:list-item>
          <text:p text:style-name="P1"><text:span text:style-name="T20">jsp+servlet的基本开发方法</text:span></text:p>
        </text:list-item>
      </text:list>
      <text:list xml:id="list223720122958216" text:continue-list="list360744887318253537" text:style-name="WW8Num3">
        <text:list-item>
          <text:p text:style-name="P6"><text:span text:style-name="T10">实验</text:span><text:span text:style-name="T11">过程、</text:span><text:span text:style-name="T10">步骤</text:span><text:span text:style-name="T11">及原始记录</text:span></text:p>
          <text:p text:style-name="P8"><text:span text:style-name="T14">数据库方面</text:span><text:span text:style-name="T16">：</text:span></text:p>
          <text:p text:style-name="P9"><text:span text:style-name="T14">create table if not exists user(</text:span></text:p>
          <text:p text:style-name="P9"><text:span text:style-name="T14">uid int primary key auto_increment,</text:span></text:p>
          <text:p text:style-name="P9"><text:span text:style-name="T14">username varchar(20) unique not null,</text:span></text:p>
          <text:p text:style-name="P9"><text:span text:style-name="T14">password text not null,</text:span></text:p>
          <text:p text:style-name="P9"><text:span text:style-name="T14">e_mail text not null</text:span></text:p>
          <text:p text:style-name="P9"><text:span text:style-name="T14">);</text:span></text:p>
          <text:p text:style-name="P9"><text:span text:style-name="T14"/></text:p>
          <text:p text:style-name="P9"><text:span text:style-name="T14">create table if not exists user_detail(</text:span></text:p>
          <text:p text:style-name="P9"><text:span text:style-name="T14">did int primary key auto_increment,</text:span></text:p>
          <text:p text:style-name="P9"><text:span text:style-name="T14">username varchar(20) unique,</text:span></text:p>
          <text:p text:style-name="P9"><text:span text:style-name="T14">dsex int,</text:span></text:p>
          <text:p text:style-name="P9"><text:span text:style-name="T14">dbirth date,</text:span></text:p>
          <text:p text:style-name="P9"><text:span text:style-name="T14">demail text,</text:span></text:p>
          <text:p text:style-name="P9"><text:span text:style-name="T14">dpage text,</text:span></text:p>
          <text:p text:style-name="P9"><text:span text:style-name="T14">foreign key(username) references user(username)</text:span></text:p>
          <text:p text:style-name="P9"><text:span text:style-name="T14">);</text:span></text:p>
          <text:p text:style-name="P9"><text:soft-page-break/><text:span text:style-name="T14"/></text:p>
          <text:p text:style-name="P9"><text:span text:style-name="T14">create table if not exists blog_content(</text:span></text:p>
          <text:p text:style-name="P9"><text:span text:style-name="T14">bid int primary key auto_increment,</text:span></text:p>
          <text:p text:style-name="P9"><text:span text:style-name="T14">username varchar(20),</text:span></text:p>
          <text:p text:style-name="P9"><text:span text:style-name="T14">btitle varchar(64),</text:span></text:p>
          <text:p text:style-name="P9"><text:span text:style-name="T14">bprivilege int not null,</text:span></text:p>
          <text:p text:style-name="P9"><text:span text:style-name="T14">bdate datetime,</text:span></text:p>
          <text:p text:style-name="P9"><text:span text:style-name="T14">bkind varchar(64),</text:span></text:p>
          <text:p text:style-name="P9"><text:span text:style-name="T14">bcontent mediumtext,</text:span></text:p>
          <text:p text:style-name="P9"><text:span text:style-name="T14">bclick int,</text:span></text:p>
          <text:p text:style-name="P9"><text:span text:style-name="T14">foreign key(username) references user(username)</text:span></text:p>
          <text:p text:style-name="P9"><text:span text:style-name="T14">);</text:span></text:p>
          <text:p text:style-name="P9"><text:span text:style-name="T14"/></text:p>
          <text:p text:style-name="P9"><text:span text:style-name="T14">create table if not exists blog_comment(</text:span></text:p>
          <text:p text:style-name="P9"><text:span text:style-name="T14">cmid int primary key auto_increment,</text:span></text:p>
          <text:p text:style-name="P9"><text:span text:style-name="T14">username varchar(64),</text:span></text:p>
          <text:p text:style-name="P9"><text:span text:style-name="T14">bid int,</text:span></text:p>
          <text:p text:style-name="P9"><text:span text:style-name="T14">cmcontent text,</text:span></text:p>
          <text:p text:style-name="P9"><text:span text:style-name="T14">cmreply text,</text:span></text:p>
          <text:p text:style-name="P9"><text:span text:style-name="T14">cmdate datetime,</text:span></text:p>
          <text:p text:style-name="P9"><text:span text:style-name="T14">foreign key(username) references user(username),</text:span></text:p>
          <text:p text:style-name="P9"><text:span text:style-name="T14">foreign key(bid) references blog_content(bid) on delete cascade</text:span></text:p>
          <text:p text:style-name="P9"><text:span text:style-name="T14">);</text:span></text:p>
          <text:p text:style-name="P9"><text:span text:style-name="T14"/></text:p>
          <text:p text:style-name="P9"><text:span text:style-name="T14">create table if not exists user_click(</text:span></text:p>
          <text:p text:style-name="P9"><text:span text:style-name="T14">username varchar(40) primary key,</text:span></text:p>
          <text:p text:style-name="P9"><text:span text:style-name="T14">uclick int,</text:span></text:p>
          <text:p text:style-name="P9"><text:span text:style-name="T14">foreign key(username) references user(username)</text:span></text:p>
          <text:p text:style-name="P9"><text:span text:style-name="T14">);</text:span></text:p>
          <text:p text:style-name="P9"><text:span text:style-name="T14">Java部分：</text:span></text:p>
          <text:p text:style-name="P7"><text:span text:style-name="T14">详情见代码</text:span></text:p>
        </text:list-item>
        <text:list-item>
          <text:p text:style-name="P6"><text:span text:style-name="T10">实验结果</text:span></text:p>
          <text:p text:style-name="P8"><text:span text:style-name="T12">完成javablog</text:span><text:span text:style-name="T17">的整站程序</text:span></text:p>
        </text:list-item>
        <text:list-item>
          <text:p text:style-name="P6"><text:span text:style-name="T10">实验中遇到的问题及解决方</text:span><text:span text:style-name="T8">法</text:span></text:p>
        </text:list-item>
      </text:list>
      <text:list xml:id="list3499982429147005508" text:style-name="L3">
        <text:list-item>
          <text:p text:style-name="P10"><text:span text:style-name="T9">jsp的几种跳转方式及servlet和jsp之间参数传递问题</text:span></text:p>
          <text:p text:style-name="P10"><text:span text:style-name="T9">解决方法：查阅书籍，从搜索引擎搜索查找资料</text:span></text:p>
        </text:list-item>
        <text:list-item>
          <text:p text:style-name="P10"><text:soft-page-break/><text:span text:style-name="T9">java数据库操作中的编码问题</text:span></text:p>
          <text:p text:style-name="P10"><text:span text:style-name="T9">解决方法：设置mysql、jsp、servlet编码统一为utf8。</text:span></text:p>
        </text:list-item>
        <text:list-item>
          <text:p text:style-name="P10"><text:span text:style-name="T9">缺乏美工及前端工程师</text:span></text:p>
          <text:p text:style-name="P10"><text:span text:style-name="T9">解决方法：借助bootstrap等较为强大的前端开发框架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仿宋_GB2312" svg:font-family="仿宋_GB2312, FangSong_GB2312" style:font-family-generic="modern"/>
    <style:font-face style:name="Droid Sans Devanagari1" svg:font-family="'Droid Sans Devanagari'" style:font-family-generic="swiss"/>
    <style:font-face style:name="宋体" svg:font-family="宋体" style:font-pitch="variable"/>
    <style:font-face style:name="文泉驿等宽正黑" svg:font-family="文泉驿等宽正黑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WW8Num3z0" style:family="text">
      <style:text-properties style:font-name="宋体" fo:font-family="宋体" style:font-pitch="variable" fo:font-size="12pt" fo:font-weight="bold" style:font-size-asian="12pt" style:language-asian="zh" style:country-asian="CN" style:font-weight-asian="bold" style:font-name-complex="宋体" style:font-family-complex="宋体" style:font-pitch-complex="variable"/>
    </style:style>
    <style:style style:name="WW8Num2z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text:style-name="WW8Num3z0" style:num-suffix="、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22:13:15.643907485</meta:creation-date>
    <dc:date>2014-06-29T22:37:19.105756819</dc:date>
    <meta:editing-duration>PT18M34S</meta:editing-duration>
    <meta:editing-cycles>7</meta:editing-cycles>
    <meta:generator>LibreOffice/4.1.5.3$Linux_X86_64 LibreOffice_project/410m0$Build-3</meta:generator>
    <meta:document-statistic meta:table-count="0" meta:image-count="0" meta:object-count="0" meta:page-count="3" meta:paragraph-count="69" meta:word-count="479" meta:character-count="1622" meta:non-whitespace-character-count="1399"/>
  </office:meta>
</office:document-meta>
</file>